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cinemasystem</text:h>
      <text:h text:outline-level="2" text:style-name="Heading_2" text:is-list-header="true">Table structure for table bilet</text:h>
      <table:table table:name="bile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Bilet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amowienie_Zamowienie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zamowienie (Zamowienie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ans_Seans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eans (Seans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ans_Repertuar_Repertuar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eans (Repertuar_Repertuar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ans_Repertuar_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eans (Repertuar_Kino_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nizka</text:p>
          </table:table-cell>
          <table:table-cell office:value-type="string">
            <text:p>decimal(2,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film</text:h>
      <table:table table:name="film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Fil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tul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at_wiekowa</text:p>
          </table:table-cell>
          <table:table-cell office:value-type="string">
            <text:p>int(1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ezyk</text:p>
          </table:table-cell>
          <table:table-cell office:value-type="string">
            <text:p>char(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lugosc</text:p>
          </table:table-cell>
          <table:table-cell office:value-type="string">
            <text:p>int(1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miera</text:p>
          </table:table-cell>
          <table:table-cell office:value-type="string">
            <text:p>date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tul_oryginalny</text:p>
          </table:table-cell>
          <table:table-cell office:value-type="string">
            <text:p>varchar(3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zyser</text:p>
          </table:table-cell>
          <table:table-cell office:value-type="string">
            <text:p>varchar(32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pis</text:p>
          </table:table-cell>
          <table:table-cell office:value-type="string">
            <text:p>text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film_ma_gatunki</text:h>
      <table:table table:name="film_ma_gatunki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Film_Fil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film (Film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tunki_Gatunki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gatunki (Gatunki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gatunki</text:h>
      <table:table table:name="gatunki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Gatunki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tunek</text:p>
          </table:table-cell>
          <table:table-cell office:value-type="string">
            <text:p>varchar(1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kino</text:h>
      <table:table table:name="kino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Identyfikator kina w sieci</text:p>
          </table:table-cell>
          <table:table-cell office:value-type="string">
            <text:p/>
          </table:table-cell>
        </table:table-row>
        <table:table-row>
          <table:table-cell office:value-type="string">
            <text:p>nazwa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res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asto</text:p>
          </table:table-cell>
          <table:table-cell office:value-type="string">
            <text:p>varchar(3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</text:p>
          </table:table-cell>
          <table:table-cell office:value-type="string">
            <text:p>varchar(1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klient</text:h>
      <table:table table:name="klient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Klient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gin</text:p>
          </table:table-cell>
          <table:table-cell office:value-type="string">
            <text:p>char(1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char(2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slo</text:p>
          </table:table-cell>
          <table:table-cell office:value-type="string">
            <text:p>binary(6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t</text:p>
          </table:table-cell>
          <table:table-cell office:value-type="string">
            <text:p>char(1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ktywny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miejscesala</text:h>
      <table:table table:name="miejscesal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MiejsceSal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_Sala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ala (Sala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ejsce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za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olne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miejscezamowienie</text:h>
      <table:table table:name="miejscezamowieni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MiejsceZamowieni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amowienie_Zamowienie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zamowienie (Zamowienie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ejsceSala_idMiejsceSala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miejscesala (idMiejsceSal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iejsceSala_Sala_Sala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miejscesala (Sala_Sala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pracownicy</text:h>
      <table:table table:name="pracownicy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Pracownicy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i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zwisko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nowisko</text:p>
          </table:table-cell>
          <table:table-cell office:value-type="string">
            <text:p>enum('Colleague', 'Team Leader', 'Manager'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tat</text:p>
          </table:table-cell>
          <table:table-cell office:value-type="string">
            <text:p>decimal(3,2)</text:p>
          </table:table-cell>
          <table:table-cell office:value-type="string">
            <text:p>Yes</text:p>
          </table:table-cell>
          <table:table-cell office:value-type="string">
            <text:p>1.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asa</text:p>
          </table:table-cell>
          <table:table-cell office:value-type="string">
            <text:p>tinyint(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siazeczka_sanepid</text:p>
          </table:table-cell>
          <table:table-cell office:value-type="string">
            <text:p>tinyint(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kino (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slo</text:p>
          </table:table-cell>
          <table:table-cell office:value-type="string">
            <text:p>binary(6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t</text:p>
          </table:table-cell>
          <table:table-cell office:value-type="string">
            <text:p>char(1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ktywny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repertuar</text:h>
      <table:table table:name="repertua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Repertuar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kino (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chiwum_Archiwu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rchiwun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sala</text:h>
      <table:table table:name="sala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nazwa</text:p>
          </table:table-cell>
          <table:table-cell office:value-type="string">
            <text:p>varchar(16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kino (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seans</text:h>
      <table:table table:name="sean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Seans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na</text:p>
          </table:table-cell>
          <table:table-cell office:value-type="string">
            <text:p>decimal(2,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odzaj</text:p>
          </table:table-cell>
          <table:table-cell office:value-type="string">
            <text:p>enum('2D', '3D', '4D'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FO</text:p>
          </table:table-cell>
          <table:table-cell office:value-type="string">
            <text:p>enum('DUB', 'SUB'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rzedaz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ilm_Film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film (Film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pertuar_Repertuar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epertuar (Repertuar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pertuar_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repertuar (Kino_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_Sala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ala (Sala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_Kino_Kino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sala (Kino_Kino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zamowienie</text:h>
      <table:table table:name="zamowienie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Zamowienie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ID Zamowienia</text:p>
          </table:table-cell>
          <table:table-cell office:value-type="string">
            <text:p/>
          </table:table-cell>
        </table:table-row>
        <table:table-row>
          <table:table-cell office:value-type="string">
            <text:p>Pracownicy_Pracownicy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racownicy (PracownicyID)</text:p>
          </table:table-cell>
          <table:table-cell office:value-type="string">
            <text:p> klucz, gdy zamowienie sklada Pracownik</text:p>
          </table:table-cell>
          <table:table-cell office:value-type="string">
            <text:p/>
          </table:table-cell>
        </table:table-row>
        <table:table-row>
          <table:table-cell office:value-type="string">
            <text:p>Klient_Klient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klient (KlientID)</text:p>
          </table:table-cell>
          <table:table-cell office:value-type="string">
            <text:p>klucz, uzywany gdy Klient sklada Zamowienie</text:p>
          </table:table-cell>
          <table:table-cell office:value-type="string">
            <text:p/>
          </table:table-cell>
        </table:table-row>
        <table:table-row>
          <table:table-cell office:value-type="string">
            <text:p>oplacone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ktywne</text:p>
          </table:table-cell>
          <table:table-cell office:value-type="string">
            <text:p>tinyint(1)</text:p>
          </table:table-cell>
          <table:table-cell office:value-type="string">
            <text:p>N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placone_PracownicyID</text:p>
          </table:table-cell>
          <table:table-cell office:value-type="string">
            <text:p>int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racownicy (Pracownicy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5.2</meta:generator>
    <meta:initial-creator>phpMyAdmin 4.6.5.2</meta:initial-creator>
    <meta:creation-date>2017-06-01T21:18:38</meta:creation-date>
  </office:meta>
</office:document-meta>
</file>